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T1" style:family="text">
      <style:text-properties officeooo:rsid="0001e5a8"/>
    </style:style>
    <style:style style:name="T2" style:family="text">
      <style:text-properties officeooo:rsid="00020e38"/>
    </style:style>
    <style:style style:name="T3" style:family="text">
      <style:text-properties officeooo:rsid="0002bf39"/>
    </style:style>
    <style:style style:name="T4" style:family="text">
      <style:text-properties officeooo:rsid="00044b6d"/>
    </style:style>
    <style:style style:name="T5" style:family="text">
      <style:text-properties officeooo:rsid="00060ac5"/>
    </style:style>
    <style:style style:name="T6" style:family="text">
      <style:text-properties officeooo:rsid="0006ced0"/>
    </style:style>
    <style:style style:name="T7" style:family="text">
      <style:text-properties officeooo:rsid="0006defb"/>
    </style:style>
    <style:style style:name="T8" style:family="text">
      <style:text-properties officeooo:rsid="00083616"/>
    </style:style>
    <style:style style:name="T9" style:family="text">
      <style:text-properties officeooo:rsid="000986f9"/>
    </style:style>
    <style:style style:name="T10" style:family="text">
      <style:text-properties officeooo:rsid="0009d05e"/>
    </style:style>
    <style:style style:name="T11" style:family="text">
      <style:text-properties officeooo:rsid="000b1987"/>
    </style:style>
    <style:style style:name="T12" style:family="text">
      <style:text-properties officeooo:rsid="000ce303"/>
    </style:style>
    <style:style style:name="T13" style:family="text">
      <style:text-properties officeooo:rsid="000e447d"/>
    </style:style>
    <style:style style:name="T14" style:family="text">
      <style:text-properties officeooo:rsid="0010169f"/>
    </style:style>
    <style:style style:name="T15" style:family="text">
      <style:text-properties officeooo:rsid="0011a1be"/>
    </style:style>
    <style:style style:name="T16" style:family="text">
      <style:text-properties officeooo:rsid="0013220e"/>
    </style:style>
    <style:style style:name="T17" style:family="text">
      <style:text-properties officeooo:rsid="001343a7"/>
    </style:style>
    <style:style style:name="T18" style:family="text">
      <style:text-properties officeooo:rsid="0014003a"/>
    </style:style>
    <style:style style:name="T19" style:family="text">
      <style:text-properties officeooo:rsid="0014972c"/>
    </style:style>
    <style:style style:name="T20" style:family="text">
      <style:text-properties officeooo:rsid="00161160"/>
    </style:style>
    <style:style style:name="T21" style:family="text">
      <style:text-properties officeooo:rsid="0017af16"/>
    </style:style>
    <style:style style:name="T22" style:family="text">
      <style:text-properties officeooo:rsid="0018b5d9"/>
    </style:style>
    <style:style style:name="T23" style:family="text">
      <style:text-properties officeooo:rsid="001a723e"/>
    </style:style>
    <style:style style:name="T24" style:family="text">
      <style:text-properties officeooo:rsid="001b6ab1"/>
    </style:style>
    <style:style style:name="T25" style:family="text">
      <style:text-properties officeooo:rsid="001ddd7e"/>
    </style:style>
    <style:style style:name="T26" style:family="text">
      <style:text-properties officeooo:rsid="001f4f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E (2016 bio Snervos 13)</text:p>
      <text:p text:style-name="P1">2. D (2018 bio Sosos 6)</text:p>
      <text:p text:style-name="P1">3. A (2016 bio Sosos 17)</text:p>
      <text:p text:style-name="P1">4. E (2019 bio Scirculator 20)</text:p>
      <text:p text:style-name="P1">5. C (2019 bio Sreproducator 22)</text:p>
      <text:p text:style-name="P1">6. B (2016 bio Arespirator 12)</text:p>
      <text:p text:style-name="P1">7. D (2018 bio Sdigestiv 1)</text:p>
      <text:p text:style-name="P1">8. C (2018 bio Metab 12)</text:p>
      <text:p text:style-name="P1">9. D (2018 bio Sexcretor 6)</text:p>
      <text:p text:style-name="P1">10. D (2017 bio homeostaza 5)</text:p>
      <text:p text:style-name="P1">11. E (2016 bio Digestia 12)</text:p>
      <text:p text:style-name="P1">12. C (2016 bio celula 47)</text:p>
      <text:p text:style-name="P1">13. D (2019 bio anlz 19)</text:p>
      <text:p text:style-name="P1">14. B (2019 bio homeostaza 16)</text:p>
      <text:p text:style-name="P1">15. C (2018 bio Scirculator 12)</text:p>
      <text:p text:style-name="P1">16. A (2018 bio Areproducator 1)</text:p>
      <text:p text:style-name="P1">17. E (2018 bio Srespirator 24)</text:p>
      <text:p text:style-name="P1">18. B (2018 bio Sexcretor 1)</text:p>
      <text:p text:style-name="P1">19. C (2017 bio Scirculator 1)</text:p>
      <text:p text:style-name="P1">20. B (2017 bio Sosos 7)</text:p>
      <text:p text:style-name="P1">21. E (2019 bio anlz 30)</text:p>
      <text:p text:style-name="P1">22. C (2018 bio Snerv 6)</text:p>
      <text:p text:style-name="P1">23. D (2016 bio Sreproducator 39)</text:p>
      <text:p text:style-name="P1">24. D (2018 bio Sexec 21)</text:p>
      <text:p text:style-name="P1">25. C (2017 bio Sdigestiv 20)</text:p>
      <text:p text:style-name="P1">26. B (2017 bio Sresp 5)</text:p>
      <text:p text:style-name="P1">27. C (2016 bio celula 15)</text:p>
      <text:p text:style-name="P1">28. D (2016 bio Snerv 17)</text:p>
      <text:p text:style-name="P1">29. D (2017 bio anlz 30)</text:p>
      <text:p text:style-name="P1">30. A, B, D, E (2017 bio Sosos 22)</text:p>
      <text:p text:style-name="P1">31. D (2017 bio endo 8)</text:p>
      <text:p text:style-name="P1">32. E (2019 bio homeostazia 19)</text:p>
      <text:p text:style-name="P1">33. C (2019 bio Scirc 7)</text:p>
      <text:p text:style-name="P1">34. C (2019 bio Send 39)</text:p>
      <text:p text:style-name="P1">35. B (2018 bio Sexec 7)</text:p>
      <text:p text:style-name="P1">36. E (2018 bio Snerv 24)</text:p>
      <text:p text:style-name="P1">37. <text:span text:style-name="T1">E (2019 bio Sosos 36)</text:span></text:p>
      <text:p text:style-name="P1">38. <text:span text:style-name="T2">D (2017 bio celula 20)</text:span></text:p>
      <text:p text:style-name="P1">39. <text:span text:style-name="T3">D (2017 bio Sexec 7)</text:span></text:p>
      <text:p text:style-name="P1">40. <text:span text:style-name="T25">D (2016 bio Sosos 40)</text:span></text:p>
      <text:p text:style-name="P1">41. <text:span text:style-name="T25">C (2016 bio metab 13)</text:span></text:p>
      <text:p text:style-name="P1">42. <text:span text:style-name="T25">B (2016 bio Sreprod 9)</text:span></text:p>
      <text:p text:style-name="P1">43. <text:span text:style-name="T25">A (2018 bio Sdigest 11)</text:span></text:p>
      <text:p text:style-name="P1">44. <text:span text:style-name="T25">E (2018 bio endo 23)</text:span></text:p>
      <text:p text:style-name="P1">45. <text:span text:style-name="T25">E (2019 bio Sresp 1)</text:span></text:p>
      <text:p text:style-name="P1">46. <text:span text:style-name="T25">A (2019 bio Scirc 25)</text:span></text:p>
      <text:p text:style-name="P1">47. <text:span text:style-name="T25">D (2018 bio anlz 16)</text:span></text:p>
      <text:p text:style-name="P1">48. <text:span text:style-name="T25">D (2017 bio metab 18)</text:span></text:p>
      <text:p text:style-name="P1">49. <text:span text:style-name="T25">D (2017 bio Sdigest 11)</text:span></text:p>
      <text:p text:style-name="P1">50. <text:span text:style-name="T25">D (2017 bio Sosos 16)</text:span></text:p>
      <text:p text:style-name="P1">51. <text:span text:style-name="T25">B (2016 bio Sexec 11)</text:span></text:p>
      <text:p text:style-name="P1">52. <text:span text:style-name="T25">B (2019 bio Sendo 20)</text:span></text:p>
      <text:p text:style-name="P1"><text:soft-page-break/>53. <text:span text:style-name="T25">C (2017 bio Snerv 27)</text:span></text:p>
      <text:p text:style-name="P1">54. <text:span text:style-name="T25">C (2016 bio Sreprod 10)</text:span></text:p>
      <text:p text:style-name="P1">55. <text:span text:style-name="T25">B (2016 chi 118)</text:span></text:p>
      <text:p text:style-name="P1">56. <text:span text:style-name="T26">B (2019 chi 259)</text:span></text:p>
      <text:p text:style-name="P1">57. <text:span text:style-name="T26">E (2017 chi 72)</text:span></text:p>
      <text:p text:style-name="P1">58. <text:span text:style-name="T26">C (2017 chi 73)</text:span></text:p>
      <text:p text:style-name="P1">59. <text:span text:style-name="T26">C (2018 chi 186)</text:span></text:p>
      <text:p text:style-name="P1">60. <text:span text:style-name="T26">B (2018 chi 188)</text:span></text:p>
      <text:p text:style-name="P1">61. <text:span text:style-name="T26">E (2019 chi 295)</text:span></text:p>
      <text:p text:style-name="P1">62. <text:span text:style-name="T26">A (2019 chi 348)</text:span></text:p>
      <text:p text:style-name="P1">63. <text:span text:style-name="T26">A (2019 chi 352)</text:span></text:p>
      <text:p text:style-name="P1">64. <text:span text:style-name="T25">E (2016 chi 224)</text:span></text:p>
      <text:p text:style-name="P1">65. <text:span text:style-name="T25">D (2016 chi 225)</text:span></text:p>
      <text:p text:style-name="P1">66. <text:span text:style-name="T25">B (2016 chi 415)</text:span></text:p>
      <text:p text:style-name="P1">67. <text:span text:style-name="T25">C (2016 ch 421)</text:span></text:p>
      <text:p text:style-name="P1">68. <text:span text:style-name="T26">E (2018 chi 433)</text:span></text:p>
      <text:p text:style-name="P1">69. <text:span text:style-name="T26">E (2018 chi 397)</text:span></text:p>
      <text:p text:style-name="P1">70. <text:span text:style-name="T26">D (2019 chi 474)</text:span></text:p>
      <text:p text:style-name="P1">71. <text:span text:style-name="T26">E (2017 chi 61)</text:span></text:p>
      <text:p text:style-name="P1">72. <text:span text:style-name="T26">A (2017 chi 62)</text:span></text:p>
      <text:p text:style-name="P1">73. <text:span text:style-name="T26">A (2017 chi 118)</text:span></text:p>
      <text:p text:style-name="P1">74. <text:span text:style-name="T26">D (2019 chi 206)</text:span></text:p>
      <text:p text:style-name="P1">75. <text:span text:style-name="T25">E (2016 chi 494)</text:span></text:p>
      <text:p text:style-name="P1">76. <text:span text:style-name="T26">B (2017 chi 108)</text:span></text:p>
      <text:p text:style-name="P1">77. <text:span text:style-name="T26">E (2018 chi 1)</text:span></text:p>
      <text:p text:style-name="P1">78. <text:span text:style-name="T26">A (2018 chi 171)</text:span></text:p>
      <text:p text:style-name="P1">79. <text:span text:style-name="T26">D (2018 chi 203)</text:span></text:p>
      <text:p text:style-name="P1">80. <text:span text:style-name="T26">B (2019 chi 31)</text:span></text:p>
      <text:p text:style-name="P1">81. <text:span text:style-name="T26">C (2019 chi 121)</text:span></text:p>
      <text:p text:style-name="P1">82. <text:span text:style-name="T26">A (2019 chi 130)</text:span></text:p>
      <text:p text:style-name="P1">83. <text:span text:style-name="T26">C (2017 chi 205)</text:span></text:p>
      <text:p text:style-name="P1">84. <text:span text:style-name="T26">D (2017 chi 240)</text:span></text:p>
      <text:p text:style-name="P1">85. <text:span text:style-name="T26">A (2017 chi 272)</text:span></text:p>
      <text:p text:style-name="P1">86. <text:span text:style-name="T26">C (2018 chi 329)</text:span></text:p>
      <text:p text:style-name="P1">87. <text:span text:style-name="T26">B (2018 <text:s/>chi 385)</text:span></text:p>
      <text:p text:style-name="P1">88. <text:span text:style-name="T26">C (2017 chi 362)</text:span></text:p>
      <text:p text:style-name="P1">89. <text:span text:style-name="T26">C (2017 chi 364)</text:span></text:p>
      <text:p text:style-name="P1">90. <text:span text:style-name="T25">C (2016 chi 498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2T12:00:55</meta:creation-date>
    <dc:language>en-US</dc:language>
    <dc:date>2020-04-15T15:03:54.635963028</dc:date>
    <meta:editing-cycles>6</meta:editing-cycles>
    <meta:editing-duration>PT6H3M21S</meta:editing-duration>
    <meta:generator>LibreOffice/6.3.5.2$Linux_X86_64 LibreOffice_project/30$Build-2</meta:generator>
    <meta:document-statistic meta:table-count="0" meta:image-count="0" meta:object-count="0" meta:page-count="2" meta:paragraph-count="90" meta:word-count="507" meta:character-count="2142" meta:non-whitespace-character-count="1724"/>
  </office:meta>
</office:document-meta>
</file>